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color="#000000" style:font-name="arial" fo:font-size="12pt" officeooo:rsid="0007d876" officeooo:paragraph-rsid="0007d876" style:font-size-asian="12pt" style:font-size-complex="12pt"/>
    </style:style>
    <style:style style:name="P2" style:family="paragraph" style:parent-style-name="Preformatted_20_Text">
      <style:paragraph-properties fo:line-height="150%"/>
      <style:text-properties fo:color="#000000" style:font-name="arial" fo:font-size="12pt" officeooo:rsid="0007d876" officeooo:paragraph-rsid="0007d876" style:font-size-asian="12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0acc3d" officeooo:paragraph-rsid="000acc3d" style:font-size-asian="12pt" style:font-size-complex="12pt"/>
    </style:style>
    <style:style style:name="P4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190f5" officeooo:paragraph-rsid="001190f5" style:font-size-asian="12pt" style:font-size-complex="12pt"/>
    </style:style>
    <style:style style:name="P5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2afc9" officeooo:paragraph-rsid="0012afc9" style:font-size-asian="12pt" style:font-size-complex="12pt"/>
    </style:style>
    <style:style style:name="P6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42d05" officeooo:paragraph-rsid="00142d05" style:font-size-asian="12pt" style:font-size-complex="12pt"/>
    </style:style>
    <style:style style:name="P7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59668" officeooo:paragraph-rsid="00159668" style:font-size-asian="12pt" style:font-size-complex="12pt"/>
    </style:style>
    <style:style style:name="T1" style:family="text">
      <style:text-properties officeooo:rsid="000a7185"/>
    </style:style>
    <style:style style:name="T2" style:family="text">
      <style:text-properties officeooo:rsid="00142d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ndo Dados I<text:span text:style-name="T1">II</text:span></text:p>
      <text:p text:style-name="P2"/>
      <text:list xml:id="list4136023473" text:style-name="L1">
        <text:list-item>
          <text:p text:style-name="P4">nome_dataframe.drop(columns = []) : remove coluna ou lista de colunas</text:p>
        </text:list-item>
        <text:list-item>
          <text:p text:style-name="P4">nome_dataframe.drop(dataframe.nomedacoluna): remove a coluna especificada</text:p>
        </text:list-item>
        <text:list-item>
          <text:p text:style-name="P4">nome_dataframe[‘nomedacoluna’][1]: acessa uma coluna e uma linha específica</text:p>
        </text:list-item>
        <text:list-item>
          <text:p text:style-name="P4">nome_dataframe[‘nomedacoluna’][:3] acessa uma coluna específica e mostra uma fatia de linhas.</text:p>
        </text:list-item>
        <text:list-item>
          <text:p text:style-name="P5">nome_dataframe.iloc[3:, 4:]: iloc permite acessar uma coluna ou fatia de coluna específica e linha ou fatia de linhas específicas <text:span text:style-name="T2">através da posição da linha e coluna</text:span>. Nesse caso, o primeiro parâmetro é relacionado a linha e o segundo indica a coluna. No exemplo: seleciona a partir da terceira linha todas as linhas e seleciona a partir da quarta coluna todas as colunas.</text:p>
        </text:list-item>
        <text:list-item>
          <text:p text:style-name="P6">nome_dataframe.loc[:3, ‘nome_da_coluna’]: loc permite acessar uma linha, coluna ou fatia de linha e coluna a partir do índice.</text:p>
        </text:list-item>
        <text:list-item>
          <text:p text:style-name="P6">nome_dataframe.info(): método que permite ver as colunas do dataframe e os tipos de dados das colunas, uso de memória, valores não nulos.</text:p>
        </text:list-item>
        <text:list-item>
          <text:p text:style-name="P6">nome_dataframe.pivot(): retorna um dataframe como output com alterações em colunas ou linhas como especificado: ….pivot(self, index=’linhas’, columns=’colunas’, values=’valores’)</text:p>
        </text:list-item>
        <text:list-item>
          <text:p text:style-name="P7">nome_dataframe.fillna(): preenche os dados faltantes com o valor entre parênteses. Pode ser escolhido uma coluna específica ou o dataframe completo, bastante especificar antes do método .fillna(). É comum o uso do preenchimento por zero ou a média dos valores da coluna.</text:p>
        </text:list-item>
        <text:list-item>
          <text:p text:style-name="P7">nome_dataframe.melt(): sumariza os valores do dataframe, diminuindo o gasto na manipulação de valores/colunas.</text:p>
        </text:list-item>
        <text:list-item>
          <text:p text:style-name="P7">nome_dataframe.reset_index(): método que permite resetar o índice do dataframe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15:37:01.278182901</dc:date>
    <meta:editing-duration>PT35M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32" meta:character-count="1614" meta:non-whitespace-character-count="1406"/>
  </office:meta>
</office:document-meta>
</file>